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would like to train a simple neural network to learn the functions addition and hypot. The parameters are: a, b and function. How would you setup such a network. (number of hidden layers, how many nodes on eachh layer. what or which activation function(s). what would be a proper learning rate?</text:p>
      <text:p text:style-name="P1">To train a simple neural network to learn the functions addition (a + b) and hypotenuse (sqrt(a² + b²)) given parameters a, b, and a function indicator, we need a network architecture that can handle both tasks effectively. Below, I outline the setup, including the number of hidden layers, nodes per layer, activation functions, and learning rate, with justifications based on the problem's requirements.</text:p>
      <text:p text:style-name="P1">Problem Understanding<text:line-break/>Inputs: Three features:<text:line-break/>a: First numerical input (e.g., a real number).<text:line-break/>b: Second numerical input (e.g., a real number).<text:line-break/>function: A categorical variable indicating which function to compute (e.g., 0 for addition, 1 for hypotenuse). This can be one-hot encoded as [1, 0] for addition and [0, 1] for hypotenuse, making the input dimension 4 (a, b, function_0, function_1).<text:line-break/>Output: One numerical value (either a + b or sqrt(a² + b²)).<text:line-break/>Task: The network must learn to switch between the two functions based on the function input and compute the correct output.<text:line-break/>Both functions are relatively simple, but the hypotenuse involves a non-linear operation (square root), suggesting the need for non-linear activation functions. The network should be simple yet expressive enough to capture both linear (addition) and non-linear (hypotenuse) relationships.</text:p>
      <text:p text:style-name="P1">Neural Network Architecture<text:line-break/>Here’s the proposed setup:</text:p>
      <text:p text:style-name="P1">1. Input Layer<text:line-break/>Size: 4 nodes (a, b, function_0, function_1).<text:line-break/>Preprocessing:<text:line-break/>Normalize a and b to a standard range (e.g., [-1, 1] or [0, 1]) to stabilize training, especially since the hypotenuse involves squared terms that could lead to large values.<text:line-break/>One-hot encode the function input to distinguish between addition and hypotenuse.<text:line-break/>2. Hidden Layers<text:line-break/>Number of Hidden Layers: 2<text:line-break/>A single hidden layer might suffice for addition (a linear function), but the hypotenuse is non-linear, requiring additional capacity to model the square and square-root operations effectively.<text:line-break/>Two hidden layers provide enough expressiveness without overcomplicating the model, keeping it simple for these functions.<text:line-break/>Nodes per Layer:<text:line-break/>First Hidden Layer: 16 nodes<text:line-break/>This provides sufficient capacity to learn interactions between a, b, and the function indicator. A moderate size like 16 allows the network to capture non-linear patterns in the hypotenuse function while keeping the model manageable.<text:line-break/>Second Hidden Layer: 8 nodes<text:line-break/>A smaller second layer helps refine the features learned in the first layer and focuses on combining <text:soft-page-break/>them for the final output. Reducing the size avoids overfitting and reduces computational cost.<text:line-break/>Justification: The architecture (16 → 8) balances complexity and simplicity. For reference, simple function approximation tasks often use small networks (e.g., 10–20 nodes per layer), and two layers are often sufficient for problems with moderate non-linearity, as seen in universal approximation theorems.<text:line-break/>3. Activation Functions<text:line-break/>Hidden Layers: ReLU (Rectified Linear Unit, f(x) = max(0, x))<text:line-break/>Why ReLU?<text:line-break/>ReLU is computationally efficient and helps avoid vanishing gradient issues, which is important for a small network.<text:line-break/>The hypotenuse function involves non-linear operations (squaring and square root), and ReLU’s piecewise linearity can approximate these effectively when combined across layers.<text:line-break/>Addition is linear, and ReLU can model linear functions by learning appropriate weights (e.g., passing inputs through without activation if weights are set correctly).<text:line-break/>Alternatives like sigmoid or tanh could work but may introduce vanishing gradient issues or require more careful initialization due to their bounded outputs.<text:line-break/>Output Layer: Linear activation<text:line-break/>The output is a single numerical value (either a + b or sqrt(a² + b²)), which is a regression task. A linear activation allows the network to produce any real number without constraining the output range.<text:line-break/>4. Output Layer<text:line-break/>Size: 1 node<text:line-break/>The network outputs a single value representing the result of either function.<text:line-break/>5. Learning Rate<text:line-break/>Recommended Learning Rate: 0.001<text:line-break/>Justification:<text:line-break/>A learning rate of 0.001 is a common starting point for neural networks trained with optimizers like Adam, which is well-suited for this task due to its adaptive learning rate properties.<text:line-break/>The functions are relatively simple, so a moderate learning rate avoids overshooting while ensuring steady convergence.<text:line-break/>If training is unstable (e.g., loss oscillates), you can reduce it to 0.0001. If convergence is too slow, you can try 0.01, but 0.001 is a safe default.<text:line-break/>Optimizer: Adam<text:line-break/>Adam combines momentum and adaptive learning rates, making it robust for small networks and diverse tasks like this one. It typically performs well with a learning rate of 0.001.<text:line-break/>6. Loss Function<text:line-break/>Mean Squared Error (MSE):<text:line-break/>Since this is a regression task (predicting a continuous output), MSE is appropriate to minimize the difference between predicted and true values.<text:line-break/>Formula: MSE = (1/n) * Σ(y_pred - y_true)², where y_pred is the network’s output and y_true is the target (a + b or sqrt(a² + b²)).<text:line-break/>7. Training Considerations<text:line-break/>Dataset:<text:line-break/>Generate a dataset with pairs (a, b, function) and corresponding outputs:<text:line-break/><text:soft-page-break/>For addition: y = a + b<text:line-break/>For hypotenuse: y = sqrt(a² + b²)<text:line-break/>Example ranges: a, b ∈ [-10, 10] (after normalization to [-1, 1]).<text:line-break/>Include balanced samples for both functions (e.g., 50% addition, 50% hypotenuse) to prevent bias.<text:line-break/>Batch Size: 32<text:line-break/>A small batch size like 32 provides a good balance between stable gradients and computational efficiency.<text:line-break/>Epochs: 100–500<text:line-break/>Monitor validation loss to stop early if the model converges (e.g., using early stopping with a patience of 10 epochs).<text:line-break/>Regularization:<text:line-break/>Add a small L2 regularization (e.g., weight decay of 1e-5) to prevent overfitting, especially for the hypotenuse function, which may require more complex weight configurations.<text:line-break/>Dropout (e.g., 0.1) in the hidden layers can be considered if overfitting occurs, but it’s likely unnecessary for such a simple task.<text:line-break/>Summary of Network Setup<text:line-break/>Input Layer: 4 nodes (a, b, function_0, function_1)<text:line-break/>Hidden Layers:<text:line-break/>Layer 1: 16 nodes, ReLU activation<text:line-break/>Layer 2: 8 nodes, ReLU activation<text:line-break/>Output Layer: 1 node, linear activation<text:line-break/>Learning Rate: 0.001 (with Adam optimizer)<text:line-break/>Loss Function: Mean Squared Error (MSE)<text:line-break/>Additional Settings:<text:line-break/>Batch size: 32<text:line-break/>Epochs: 100–500 with early stopping<text:line-break/>Optional: L2 regularization (weight decay 1e-5)<text:line-break/>Example Implementation (Conceptual)<text:line-break/>Here’s a conceptual outline in Python using a framework like TensorFlow/Keras (not executable code, but a guide):</text:p>
      <text:p text:style-name="P1">python</text:p>
      <text:p text:style-name="P1">Collapse</text:p>
      <text:p text:style-name="P1">Wrap</text:p>
      <text:p text:style-name="P1">Run</text:p>
      <text:p text:style-name="P1">Copy<text:line-break/>import tensorflow as tf<text:line-break/>from tensorflow.keras import layers, models</text:p>
      <text:p text:style-name="P1"># Define the model<text:line-break/>model = models.Sequential([<text:line-break/> <text:s text:c="3"/>layers.Input(shape=(4,)), <text:s/># a, b, function_0, function_1<text:line-break/><text:soft-page-break/> <text:s text:c="3"/>layers.Dense(16, activation='relu'),<text:line-break/> <text:s text:c="3"/>layers.Dense(8, activation='relu'),<text:line-break/> <text:s text:c="3"/>layers.Dense(1, activation='linear')<text:line-break/>])</text:p>
      <text:p text:style-name="P1"># Compile the model<text:line-break/>model.compile(optimizer=tf.keras.optimizers.Adam(learning_rate=0.001),<text:line-break/> <text:s text:c="13"/>loss='mse')</text:p>
      <text:p text:style-name="P1"># Example data generation (pseudo-code)<text:line-break/># X = [[a, b, 1, 0], [a, b, 0, 1], ...] <text:s/># Inputs<text:line-break/># y = [a + b, sqrt(a^2 + b^2), ...] <text:s text:c="5"/># Targets<text:line-break/># model.fit(X, y, batch_size=32, epochs=500, validation_split=0.2)<text:line-break/>Why This Setup?<text:line-break/>Architecture: Two hidden layers with 16 and 8 nodes strike a balance between learning the linear (addition) and non-linear (hypotenuse) functions without overfitting.<text:line-break/>ReLU: Handles non-linearity efficiently and is standard for small networks.<text:line-break/>Learning Rate (0.001): A safe choice for Adam, balancing speed and stability.<text:line-break/>MSE Loss: Appropriate for regression tasks like this.<text:line-break/>If you observe issues (e.g., slow convergence or overfitting), you can adjust the learning rate, add dropout, or increase/decrease the number of nodes. For a more precise setup, let me know if you want me to generate sample data, provide actual code, or analyze performance metrics for this network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1T09:26:18.477356533</meta:creation-date>
    <dc:date>2025-06-11T09:27:34.628254947</dc:date>
    <meta:editing-duration>PT1M17S</meta:editing-duration>
    <meta:editing-cycles>1</meta:editing-cycles>
    <meta:document-statistic meta:table-count="0" meta:image-count="0" meta:object-count="0" meta:page-count="4" meta:paragraph-count="13" meta:word-count="1233" meta:character-count="8045" meta:non-whitespace-character-count="6808"/>
    <meta:generator>LibreOffice/25.2.3.2$Linux_X86_64 LibreOffice_project/bbb074479178df812d175f709636b368952c2ce3</meta:generator>
  </office:meta>
</office:document-meta>
</file>